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paragraph-properties fo:line-height="150%" fo:text-align="center" style:justify-single-word="false"/>
      <style:text-properties fo:font-variant="small-caps" style:font-name="Times New Roman" fo:font-size="15pt" officeooo:rsid="00057367" officeooo:paragraph-rsid="00057367" style:font-size-asian="13.1000003814697pt" style:font-size-complex="15pt"/>
    </style:style>
    <style:style style:name="P3" style:family="paragraph" style:parent-style-name="Standard">
      <style:paragraph-properties fo:line-height="150%" fo:text-align="justify" style:justify-single-word="false"/>
      <style:text-properties fo:font-variant="normal" fo:text-transform="none" style:font-name="Times New Roman" fo:font-size="12pt" officeooo:rsid="000616c2" officeooo:paragraph-rsid="000616c2"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0616c2" style:font-size-asian="10.5pt" style:font-size-complex="12pt"/>
    </style:style>
    <style:style style:name="P5"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2f70d4" style:font-size-asian="10.5pt" style:font-size-complex="12pt"/>
    </style:style>
    <style:style style:name="P6" style:family="paragraph" style:parent-style-name="Standard">
      <style:paragraph-properties fo:line-height="150%" fo:text-align="justify" style:justify-single-word="false"/>
      <style:text-properties fo:font-variant="normal" fo:text-transform="none" style:font-name="Times New Roman" fo:font-size="12pt" fo:font-style="normal" officeooo:rsid="0014c1b7" officeooo:paragraph-rsid="000616c2" style:font-size-asian="10.5pt" style:font-style-asian="normal" style:font-size-complex="12pt" style:font-style-complex="normal"/>
    </style:style>
    <style:style style:name="P7" style:family="paragraph" style:parent-style-name="Standard">
      <style:paragraph-properties fo:line-height="150%" fo:text-align="justify" style:justify-single-word="false"/>
      <style:text-properties fo:font-variant="normal" fo:text-transform="none" style:font-name="Times New Roman" fo:font-size="13pt" fo:font-style="italic" fo:font-weight="normal" officeooo:rsid="000616c2" officeooo:paragraph-rsid="00057367" style:font-size-asian="13pt" style:font-style-asian="italic" style:font-weight-asian="normal" style:font-size-complex="13pt" style:font-style-complex="italic" style:font-weight-complex="normal"/>
    </style:style>
    <style:style style:name="P8" style:family="paragraph" style:parent-style-name="Standard">
      <style:paragraph-properties fo:line-height="150%" fo:text-align="justify" style:justify-single-word="false"/>
      <style:text-properties fo:font-variant="normal" fo:text-transform="none" style:font-name="Times New Roman" fo:font-size="13pt" fo:font-style="italic" fo:font-weight="normal" officeooo:rsid="000616c2" officeooo:paragraph-rsid="005bed9f" style:font-size-asian="13pt" style:font-style-asian="italic" style:font-weight-asian="normal" style:font-size-complex="13pt" style:font-style-complex="italic" style:font-weight-complex="normal"/>
    </style:style>
    <style:style style:name="P9" style:family="paragraph" style:parent-style-name="Standard">
      <style:paragraph-properties fo:line-height="150%" fo:text-align="justify" style:justify-single-word="false"/>
      <style:text-properties fo:font-variant="normal" fo:text-transform="none" style:font-name="Times New Roman1" fo:font-size="12pt" fo:font-style="normal" officeooo:rsid="001b235e" officeooo:paragraph-rsid="000616c2" style:font-size-asian="10.5pt" style:font-style-asian="normal" style:font-size-complex="12pt" style:font-style-complex="normal"/>
    </style:style>
    <style:style style:name="P10" style:family="paragraph" style:parent-style-name="Footnote">
      <style:text-properties fo:font-size="10pt" officeooo:rsid="000bbb65" officeooo:paragraph-rsid="000bbb65" style:font-size-asian="10pt" style:font-size-complex="10pt"/>
    </style:style>
    <style:style style:name="P11" style:family="paragraph" style:parent-style-name="Footnote">
      <style:text-properties officeooo:rsid="0029d754" officeooo:paragraph-rsid="0029d754"/>
    </style:style>
    <style:style style:name="P12" style:family="paragraph" style:parent-style-name="Footnote">
      <style:text-properties officeooo:rsid="00312568" officeooo:paragraph-rsid="00312568"/>
    </style:style>
    <style:style style:name="P13" style:family="paragraph" style:parent-style-name="Footnote">
      <style:text-properties officeooo:rsid="004949cb" officeooo:paragraph-rsid="004949cb"/>
    </style:style>
    <style:style style:name="P1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4c1b7" officeooo:paragraph-rsid="002c2250" style:font-size-asian="10.5pt" style:font-style-asian="normal" style:font-size-complex="12pt" style:font-style-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2f033c" style:font-size-asian="10.5pt" style:font-style-asian="normal" style:font-size-complex="12pt" style:font-style-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66e785" style:font-size-asian="10.5pt" style:font-style-asian="normal" style:font-size-complex="12pt" style:font-style-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P1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36f487" style:font-size-asian="10.5pt" style:font-style-asian="normal" style:font-size-complex="12pt" style:font-style-complex="normal"/>
    </style:style>
    <style:style style:name="P1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48f1a7" style:font-size-asian="10.5pt" style:font-style-asian="normal" style:font-size-complex="12pt" style:font-style-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518490" style:font-size-asian="10.5pt" style:font-style-asian="normal" style:font-size-complex="12pt" style:font-style-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55683e" style:font-size-asian="10.5pt" style:font-style-asian="normal" style:font-size-complex="12pt" style:font-style-complex="normal"/>
    </style:style>
    <style:style style:name="P2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4325e1" officeooo:paragraph-rsid="00518490" style:font-size-asian="10.5pt" style:font-style-asian="normal" style:font-size-complex="12pt" style:font-style-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12568" officeooo:paragraph-rsid="0066e785" style:font-size-asian="10.5pt" style:font-style-asian="normal" style:font-size-complex="12pt" style:font-style-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2f033c" officeooo:paragraph-rsid="002f033c" style:font-size-asian="13pt" style:font-style-asian="italic" style:font-size-complex="13pt" style:font-style-complex="italic"/>
    </style:style>
    <style:style style:name="P2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36f487" officeooo:paragraph-rsid="0036f487" style:font-size-asian="13pt" style:font-style-asian="italic" style:font-size-complex="13pt" style:font-style-complex="italic"/>
    </style:style>
    <style:style style:name="P26"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4c1b7" officeooo:paragraph-rsid="00253ae1" style:font-size-asian="10.5pt" style:font-style-asian="normal" style:font-size-complex="12pt" style:font-style-complex="normal"/>
    </style:style>
    <style:style style:name="P27"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P28"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officeooo:rsid="0014c1b7" officeooo:paragraph-rsid="00701473" style:font-size-asian="10pt" style:font-size-complex="10pt"/>
    </style:style>
    <style:style style:name="P29"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fo:font-style="normal" officeooo:rsid="0018ed17" officeooo:paragraph-rsid="00701473" style:font-size-asian="10pt" style:font-style-asian="normal" style:font-size-complex="10pt" style:font-style-complex="normal"/>
    </style:style>
    <style:style style:name="P30" style:family="paragraph" style:parent-style-name="Standard" style:master-page-name="">
      <style:paragraph-properties fo:margin-left="2.499cm" fo:margin-right="0cm" fo:line-height="150%" fo:text-align="justify" style:justify-single-word="false" fo:text-indent="0.499cm" style:auto-text-indent="false" style:page-number="auto"/>
      <style:text-properties fo:font-variant="normal" fo:text-transform="none" style:font-name="Times New Roman" fo:font-size="10pt" fo:font-style="normal" officeooo:rsid="0018ed17" officeooo:paragraph-rsid="006380a8" style:font-size-asian="8.75pt" style:font-style-asian="normal" style:font-size-complex="10pt" style:font-style-complex="normal"/>
    </style:style>
    <style:style style:name="T1" style:family="text">
      <style:text-properties officeooo:rsid="0007a542"/>
    </style:style>
    <style:style style:name="T2" style:family="text">
      <style:text-properties style:font-name="Times New Roman1"/>
    </style:style>
    <style:style style:name="T3" style:family="text">
      <style:text-properties style:font-name="Times New Roman1" officeooo:rsid="000b695d"/>
    </style:style>
    <style:style style:name="T4" style:family="text">
      <style:text-properties style:font-name="Times New Roman1" officeooo:rsid="000ecb7c"/>
    </style:style>
    <style:style style:name="T5" style:family="text">
      <style:text-properties style:font-name="Times New Roman1" officeooo:rsid="0010eea7"/>
    </style:style>
    <style:style style:name="T6" style:family="text">
      <style:text-properties style:font-name="Times New Roman1" officeooo:rsid="0012427d"/>
    </style:style>
    <style:style style:name="T7" style:family="text">
      <style:text-properties style:font-name="Times New Roman1" officeooo:rsid="001257cb"/>
    </style:style>
    <style:style style:name="T8" style:family="text">
      <style:text-properties style:font-name="Times New Roman1" officeooo:rsid="0013d2fa"/>
    </style:style>
    <style:style style:name="T9" style:family="text">
      <style:text-properties style:font-name="Times New Roman1" officeooo:rsid="00197a3f"/>
    </style:style>
    <style:style style:name="T10" style:family="text">
      <style:text-properties style:font-name="Times New Roman1" officeooo:rsid="001b235e"/>
    </style:style>
    <style:style style:name="T11" style:family="text">
      <style:text-properties style:font-name="Times New Roman1" officeooo:rsid="001bfb58"/>
    </style:style>
    <style:style style:name="T12" style:family="text">
      <style:text-properties style:font-name="Times New Roman1" officeooo:rsid="001c116a"/>
    </style:style>
    <style:style style:name="T13" style:family="text">
      <style:text-properties style:font-name="Times New Roman1" officeooo:rsid="001d482f"/>
    </style:style>
    <style:style style:name="T14" style:family="text">
      <style:text-properties style:font-name="Times New Roman1" officeooo:rsid="001f3e9a"/>
    </style:style>
    <style:style style:name="T15" style:family="text">
      <style:text-properties style:font-name="Times New Roman1" officeooo:rsid="001f8ebf"/>
    </style:style>
    <style:style style:name="T16" style:family="text">
      <style:text-properties style:font-name="Times New Roman1" officeooo:rsid="001f942f"/>
    </style:style>
    <style:style style:name="T17" style:family="text">
      <style:text-properties style:font-name="Times New Roman1" officeooo:rsid="00230d2f"/>
    </style:style>
    <style:style style:name="T18" style:family="text">
      <style:text-properties style:font-name="Times New Roman1" officeooo:rsid="00236c73"/>
    </style:style>
    <style:style style:name="T19" style:family="text">
      <style:text-properties style:font-name="Times New Roman1" officeooo:rsid="00253ae1"/>
    </style:style>
    <style:style style:name="T20" style:family="text">
      <style:text-properties style:font-name="Times New Roman1" fo:font-style="italic" officeooo:rsid="004949cb" style:font-style-asian="italic" style:font-style-complex="italic"/>
    </style:style>
    <style:style style:name="T21" style:family="text">
      <style:text-properties style:font-name="Times New Roman1" fo:font-style="normal" style:font-style-asian="normal" style:font-style-complex="normal"/>
    </style:style>
    <style:style style:name="T22" style:family="text">
      <style:text-properties style:font-name="Times New Roman1" fo:font-style="normal" officeooo:rsid="0017e278" style:font-style-asian="normal" style:font-style-complex="normal"/>
    </style:style>
    <style:style style:name="T23" style:family="text">
      <style:text-properties style:font-name="Times New Roman1" fo:font-style="normal" officeooo:rsid="002f70d4" style:font-style-asian="normal" style:font-style-complex="normal"/>
    </style:style>
    <style:style style:name="T24" style:family="text">
      <style:text-properties style:font-name="Times New Roman1" fo:font-style="normal" officeooo:rsid="00162b4e" style:font-style-asian="normal" style:font-style-complex="normal"/>
    </style:style>
    <style:style style:name="T25" style:family="text">
      <style:text-properties style:font-name="Times New Roman1" fo:font-style="normal" officeooo:rsid="00186e00" style:font-style-asian="normal" style:font-style-complex="normal"/>
    </style:style>
    <style:style style:name="T26" style:family="text">
      <style:text-properties style:font-name="Times New Roman1" fo:font-style="normal" officeooo:rsid="00182558" style:font-style-asian="normal" style:font-style-complex="normal"/>
    </style:style>
    <style:style style:name="T27" style:family="text">
      <style:text-properties style:font-name="Times New Roman1" fo:font-style="normal" officeooo:rsid="00197a3f" style:font-style-asian="normal" style:font-style-complex="normal"/>
    </style:style>
    <style:style style:name="T28" style:family="text">
      <style:text-properties style:font-name="Times New Roman1" fo:font-style="normal" officeooo:rsid="0059214e" style:font-style-asian="normal" style:font-style-complex="normal"/>
    </style:style>
    <style:style style:name="T29" style:family="text">
      <style:text-properties style:font-name="Times New Roman1" fo:font-style="normal" officeooo:rsid="005bed9f" style:font-style-asian="normal" style:font-style-complex="normal"/>
    </style:style>
    <style:style style:name="T30" style:family="text">
      <style:text-properties style:font-name="Times New Roman1" fo:font-style="normal" officeooo:rsid="00701473" style:font-style-asian="normal" style:font-style-complex="normal"/>
    </style:style>
    <style:style style:name="T31" style:family="text">
      <style:text-properties style:font-name="Times New Roman1" fo:font-style="normal" officeooo:rsid="00533e0e" style:font-name-asian="Times New Roman1" style:font-size-asian="8.75pt" style:font-style-asian="normal" style:font-name-complex="Times New Roman1" style:font-style-complex="normal"/>
    </style:style>
    <style:style style:name="T32" style:family="text">
      <style:text-properties style:font-name="Times New Roman1" officeooo:rsid="00272b54"/>
    </style:style>
    <style:style style:name="T33" style:family="text">
      <style:text-properties style:font-name="Times New Roman1" officeooo:rsid="002f70d4"/>
    </style:style>
    <style:style style:name="T34" style:family="text">
      <style:text-properties style:font-name="Times New Roman1" officeooo:rsid="001d807a" style:font-name-asian="Times New Roman1" style:font-name-complex="Times New Roman1"/>
    </style:style>
    <style:style style:name="T35" style:family="text">
      <style:text-properties style:font-name="Times New Roman1" officeooo:rsid="00533e0e" style:font-name-asian="Times New Roman1" style:font-size-asian="8.75pt" style:font-name-complex="Times New Roman1"/>
    </style:style>
    <style:style style:name="T36" style:family="text">
      <style:text-properties style:font-name="Times New Roman1" officeooo:rsid="004949cb"/>
    </style:style>
    <style:style style:name="T37" style:family="text">
      <style:text-properties style:font-name="Times New Roman1" officeooo:rsid="00512693"/>
    </style:style>
    <style:style style:name="T38" style:family="text">
      <style:text-properties style:font-name="Times New Roman1" officeooo:rsid="00518490"/>
    </style:style>
    <style:style style:name="T39" style:family="text">
      <style:text-properties style:font-name="Times New Roman1" officeooo:rsid="0051fb94"/>
    </style:style>
    <style:style style:name="T40" style:family="text">
      <style:text-properties style:font-name="Times New Roman1" officeooo:rsid="0055683e"/>
    </style:style>
    <style:style style:name="T41" style:family="text">
      <style:text-properties style:font-name="Times New Roman1" officeooo:rsid="0057b9eb"/>
    </style:style>
    <style:style style:name="T42" style:family="text">
      <style:text-properties style:font-name="Times New Roman1" officeooo:rsid="0059214e"/>
    </style:style>
    <style:style style:name="T43" style:family="text">
      <style:text-properties style:font-name="Times New Roman1" officeooo:rsid="005bed9f"/>
    </style:style>
    <style:style style:name="T44" style:family="text">
      <style:text-properties style:font-name="Times New Roman1" officeooo:rsid="005d787d"/>
    </style:style>
    <style:style style:name="T45" style:family="text">
      <style:text-properties style:font-name="Times New Roman1" officeooo:rsid="00209b79"/>
    </style:style>
    <style:style style:name="T46" style:family="text">
      <style:text-properties style:font-name="Times New Roman1" officeooo:rsid="0021a6e7"/>
    </style:style>
    <style:style style:name="T47" style:family="text">
      <style:text-properties style:font-name="Times New Roman1" officeooo:rsid="0068bde6"/>
    </style:style>
    <style:style style:name="T48" style:family="text">
      <style:text-properties style:font-name="Times New Roman1" officeooo:rsid="00701473"/>
    </style:style>
    <style:style style:name="T49" style:family="text">
      <style:text-properties style:font-name="Times New Roman1" officeooo:rsid="00705799"/>
    </style:style>
    <style:style style:name="T50" style:family="text">
      <style:text-properties fo:font-style="italic" style:font-style-asian="italic" style:font-style-complex="italic"/>
    </style:style>
    <style:style style:name="T51" style:family="text">
      <style:text-properties fo:font-style="italic" officeooo:rsid="00312568" style:font-style-asian="italic" style:font-style-complex="italic"/>
    </style:style>
    <style:style style:name="T52" style:family="text">
      <style:text-properties fo:font-style="italic" officeooo:rsid="0007a542" style:font-style-asian="italic" style:font-style-complex="italic"/>
    </style:style>
    <style:style style:name="T53" style:family="text">
      <style:text-properties fo:font-style="normal" officeooo:rsid="00144a0d" style:font-style-asian="normal" style:font-style-complex="normal"/>
    </style:style>
    <style:style style:name="T54" style:family="text">
      <style:text-properties fo:font-style="normal" officeooo:rsid="0027e982" style:font-style-asian="normal" style:font-style-complex="normal"/>
    </style:style>
    <style:style style:name="T55" style:family="text">
      <style:text-properties fo:font-style="normal" officeooo:rsid="0030a0d8" style:font-style-asian="normal" style:font-style-complex="normal"/>
    </style:style>
    <style:style style:name="T56" style:family="text">
      <style:text-properties fo:font-style="normal" officeooo:rsid="005d787d" style:font-style-asian="normal" style:font-style-complex="normal"/>
    </style:style>
    <style:style style:name="T57" style:family="text">
      <style:text-properties officeooo:rsid="0027e982"/>
    </style:style>
    <style:style style:name="T58" style:family="text">
      <style:text-properties officeooo:rsid="00312568"/>
    </style:style>
    <style:style style:name="T59" style:family="text">
      <style:text-properties officeooo:rsid="0032104b"/>
    </style:style>
    <style:style style:name="T60" style:family="text">
      <style:text-properties fo:font-variant="small-caps" officeooo:rsid="001e203c"/>
    </style:style>
    <style:style style:name="T61" style:family="text">
      <style:text-properties fo:font-variant="small-caps" style:font-name="Times New Roman1" officeooo:rsid="001e203c" style:font-name-asian="Times New Roman1" style:font-name-complex="Times New Roman1"/>
    </style:style>
    <style:style style:name="T62" style:family="text">
      <style:text-properties fo:font-variant="small-caps" officeooo:rsid="001e203c" fo:background-color="transparent" loext:char-shading-value="0" style:shadow="none"/>
    </style:style>
    <style:style style:name="T63" style:family="text">
      <style:text-properties officeooo:rsid="001a1803"/>
    </style:style>
    <style:style style:name="T64" style:family="text">
      <style:text-properties officeooo:rsid="00387cb6"/>
    </style:style>
    <style:style style:name="T65" style:family="text">
      <style:text-properties officeooo:rsid="003d6008"/>
    </style:style>
    <style:style style:name="T66" style:family="text">
      <style:text-properties officeooo:rsid="003d9110"/>
    </style:style>
    <style:style style:name="T67" style:family="text">
      <style:text-properties officeooo:rsid="003e3860"/>
    </style:style>
    <style:style style:name="T68" style:family="text">
      <style:text-properties officeooo:rsid="004325e1"/>
    </style:style>
    <style:style style:name="T69" style:family="text">
      <style:text-properties officeooo:rsid="004cd154"/>
    </style:style>
    <style:style style:name="T70" style:family="text">
      <style:text-properties officeooo:rsid="0053c38e"/>
    </style:style>
    <style:style style:name="T71" style:family="text">
      <style:text-properties officeooo:rsid="0057b9eb"/>
    </style:style>
    <style:style style:name="T72" style:family="text">
      <style:text-properties officeooo:rsid="0066e785"/>
    </style:style>
    <style:style style:name="T73" style:family="text">
      <style:text-properties officeooo:rsid="006a3ddd"/>
    </style:style>
    <style:style style:name="T74" style:family="text">
      <style:text-properties officeooo:rsid="006af189"/>
    </style:style>
    <style:style style:name="T75" style:family="text">
      <style:text-properties officeooo:rsid="006c26eb"/>
    </style:style>
    <style:style style:name="T76" style:family="text">
      <style:text-properties officeooo:rsid="007014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évêque</text:p>
      <text:p text:style-name="P7"/>
      <text:p text:style-name="P3"/>
      <text:p text:style-name="P3"><text:tab/>L'évêque est un <text:span text:style-name="T1">membre</text:span> de l'Église chrétienne qui <text:span text:style-name="T1">exerce son</text:span> autorité sur une communauté ou un territoire. <text:span text:style-name="T1">Il est ordonné par un ou plusieurs autres évêques, eux-mêmes issus d'une longue et prestigieuse chaîne d'ordonnateurs qui théoriquement remonte aux apôtres du Christ. L'origine apostolique de leur autorité religieuse, qui en fait les représentants directs du Christ sur terre, confère aux évêques une position éminente au sein de l'Église. Dans le </text:span><text:span text:style-name="T52">roman de Joseph d'Arimathie</text:span><text:span text:style-name="T1">, c'est Josephé qui incarne la figure de l'évêque. Son sacre est un des premiers événements du roman. Un des plus importants.</text:span></text:p>
      <text:p text:style-name="P3"/>
      <text:p text:style-name="P3"><text:tab/><text:span text:style-name="T71">Dans son essai</text:span><text:span text:style-name="T3">, Georges Duby insiste sur l'importance </text:span><text:span text:style-name="T41">symbolique</text:span><text:span text:style-name="T3"> de la cérémonie qui f</text:span><text:span text:style-name="T43">ait</text:span><text:span text:style-name="T3"> d'un élu un évêque : « Encore faut-il que ce pouvoir potentiel soit actualisé par un rite. C'est l'onction, le sacre. L'évêque est un personnage sacré, un Christ, l'oint du Seigneur ; s'immisçant à travers sa peau, pénétrant dans tout son corps, le chrême l'a pour toujours imprégné de la puissance divine</text:span><text:span text:style-name="T3"><text:note text:id="ftn1" text:note-class="footnote"><text:note-citation>1</text:note-citation><text:note-body><text:p text:style-name="P10">Georges Duby, <text:span text:style-name="T50">Les trois ordres ou l'imaginaire du féodalisme</text:span>, in <text:span text:style-name="T50">Féodalité</text:span>, Gallimard, Paris, 1996, p. 471</text:p></text:note-body></text:note></text:span><text:span text:style-name="T3">. » </text:span><text:span text:style-name="T4">Aussi, peut-on imaginer rituel plus </text:span><text:span text:style-name="T5">édifiant</text:span><text:span text:style-name="T4"> que </text:span><text:span text:style-name="T43">le</text:span><text:span text:style-name="T4"> sacre de Josephé ? À la lecture de cet épisode, on est frappé par la violence </text:span><text:span text:style-name="T5">des images</text:span><text:span text:style-name="T4">.</text:span></text:p>
      <text:p text:style-name="P3"><text:span text:style-name="T4"><text:tab/></text:span><text:span text:style-name="T6">La description de cette cérémonie est minutieusement détaillée par l'auteur qui n'hésite pas à y consacrer de nombreuses pages. Le sacre de Josephé se déploie sur </text:span><text:span text:style-name="T14">vingt-trois</text:span><text:span text:style-name="T6"> paragraphes, </text:span><text:span text:style-name="T33">donnant</text:span><text:span text:style-name="T6"> à cet épisode une véritable ampleur </text:span><text:span text:style-name="T8">narrative</text:span><text:span text:style-name="T6">. C'est que le sacre de Josephé est un point culminant du roman : </text:span><text:span text:style-name="T7">sous l'autorité suprême du Seigneur, un homme </text:span><text:span text:style-name="T8">élu </text:span><text:span text:style-name="T7">est initié aux mystères dans le but </text:span><text:span text:style-name="T16">de guider</text:span><text:span text:style-name="T7"> la chrétienté naissante vers le salut</text:span><text:span text:style-name="T6">. </text:span><text:span text:style-name="T7">Car en effet, si Joseph est à l'origine de ce grand mouvement religieux dont le Graal est </text:span><text:span text:style-name="T8">le lumineux emblème</text:span><text:span text:style-name="T7">, c'est son fils Josephé qui le conduira à son terme.</text:span></text:p>
      <text:p text:style-name="P3"/>
      <text:p text:style-name="P3"/>
      <text:p text:style-name="P8">Le sacre</text:p>
      <text:p text:style-name="P4"/>
      <text:p text:style-name="P4"><text:span text:style-name="T2"><text:tab/></text:span><text:span text:style-name="T21">Alors que Joseph et ses compagnons se rassemblent autour de l'arche </text:span><text:span text:style-name="T22">du Graal</text:span><text:span text:style-name="T21"> </text:span><text:soft-page-break/><text:span text:style-name="T21">pour prier, le sol se met à trembler, l</text:span><text:span text:style-name="T23">'</text:span><text:span text:style-name="T21">Esprit </text:span><text:span text:style-name="T22">Saint</text:span><text:span text:style-name="T21"> descend du ciel sous la forme du feu et un puissant souffle </text:span><text:span text:style-name="T22">odorant</text:span><text:span text:style-name="T21"> se </text:span><text:span text:style-name="T22">propage</text:span><text:span text:style-name="T21"> sur la terre. </text:span><text:span text:style-name="T24">L</text:span><text:span text:style-name="T21">e Seigneur s'adresse aux hommes, les introduit à la religion chrétienne </text:span><text:span text:style-name="T24">et consacre leur nouveau chef Josephé </text:span><text:span text:style-name="T22">(§50)</text:span><text:span text:style-name="T24">. </text:span><text:span text:style-name="T22">Il ordonne ensuite à ce dernier d'ouvrir l'arche </text:span><text:span text:style-name="T29">renfermant le Graal</text:span><text:span text:style-name="T22">. Josephé y découvre </text:span><text:span text:style-name="T25">un homme</text:span><text:span text:style-name="T22"> vêtu d'une tunique rouge, les pieds et les mains rouges également. Autour d</text:span><text:span text:style-name="T25">e cet homme,</text:span><text:span text:style-name="T22"> cinq anges aux ailes enflammées tenant entre leurs mains les instruments ensanglantés de la Passion : une grande croix, trois clous, une lance, une couverture et un fouet </text:span><text:span text:style-name="T26">(§52)</text:span><text:span text:style-name="T22">. </text:span><text:span text:style-name="T25">Subjugué par ce</text:span><text:span text:style-name="T23">t étonnant</text:span><text:span text:style-name="T25"> tableau, Josephé s'absorbe dans une profonde méditation. </text:span><text:span text:style-name="T29">Finalement, r</text:span><text:span text:style-name="T25">éveillé par une voix, il découvre l'homme crucifié sur la croix, la lance </text:span><text:span text:style-name="T28">fichée</text:span><text:span text:style-name="T25"> </text:span><text:span text:style-name="T29">au côté</text:span><text:span text:style-name="T25">. De cette blessure coul</text:span><text:span text:style-name="T23">e</text:span><text:span text:style-name="T25"> un ruisseau de sang et d'eau jusque dans </text:span><text:span text:style-name="T29">une </text:span><text:span text:style-name="T25">écuelle placée </text:span><text:span text:style-name="T27">à ses</text:span><text:span text:style-name="T25"> pieds (§53). </text:span><text:span text:style-name="T27">Persuadé que ce dernier est sur le point de tomber, Josephé tente de pénétrer à l'intérieur de l'arche pour le relever mais il est maintenu </text:span><text:span text:style-name="T23">de force</text:span><text:span text:style-name="T27"> à l'extérieur par les anges alors armés d'épées.</text:span></text:p>
      <text:p text:style-name="P6"><text:span text:style-name="T9"><text:tab/>S'ensuit une longue procession d'anges sortant de l'arche et munis d'une multitude d'objets : un vase rempli d'eau, un aspersoir, des vases d'or, des encensoirs d'or, l'écuelle posée sur un drap vert, un sceptre, une épée au pommeau d'or, des cierges </text:span><text:span text:style-name="T11">(§55)</text:span><text:span text:style-name="T9">. Enfin, le Christ sort de l'arche, vêtu </text:span><text:span text:style-name="T43">d'habits de</text:span><text:span text:style-name="T9"> prêtre. </text:span><text:span text:style-name="T10">En tête de la procession, un ange asperge d'eau les chrétiens pendant que le Christ enseigne à Josephé la vertu purificatrice du baptême </text:span><text:span text:style-name="T11">(§57)</text:span><text:span text:style-name="T10">.</text:span></text:p>
      <text:p text:style-name="P9"/>
      <text:p text:style-name="P6"><text:span text:style-name="T10"><text:tab/></text:span><text:span text:style-name="T12">Josephé reçoit l'onction sacrée de la main du Seigneur ; la même onction que recevront par </text:span><text:span text:style-name="T33">la</text:span><text:span text:style-name="T12"> suite tous les rois de Grande Bretagne jusqu'à Uterpandragon (§59). Le Seigneur poursuit en expliquant la signification des habits que Josephé devra porter en tant qu'évêque. </text:span><text:span text:style-name="T17">Chacun de ces habits</text:span><text:span text:style-name="T12"> symbolis</text:span><text:span text:style-name="T17">e</text:span><text:span text:style-name="T12"> une vertu </text:span><text:span text:style-name="T33">chrétienne :</text:span><text:span text:style-name="T12"> piété, chasteté, virginité, humilité, patience, droiture, abstinence, obéissance, charité, vengeance, miséricorde, mariage et confession (§60-66).</text:span></text:p>
      <text:p text:style-name="P6"><text:span text:style-name="T12"><text:tab/>Enfin, </text:span><text:span text:style-name="T42">dans une </text:span><text:span text:style-name="T44">sorte d'apothéose visuelle</text:span><text:span text:style-name="T12">, Josephé démembre le corps d'un enfant e</text:span><text:span text:style-name="T43">t célèbre l'eucharistie</text:span><text:span text:style-name="T13"> (§69)</text:span><text:span text:style-name="T12">. </text:span><text:span text:style-name="T43">L</text:span><text:span text:style-name="T12">es anges communient </text:span><text:span text:style-name="T43">à leur tour </text:span><text:span text:style-name="T12">et s'en retournent </text:span><text:span text:style-name="T43">avec</text:span><text:span text:style-name="T12"> </text:span><text:span text:style-name="T49">leurs</text:span><text:span text:style-name="T12"> </text:span><text:span text:style-name="T15">différents </text:span><text:span text:style-name="T12">ustensiles </text:span><text:span text:style-name="T15">qu'ils déposent sur l'autel à l'intérieur de l'arche</text:span><text:span text:style-name="T12"> </text:span><text:span text:style-name="T13">(§70)</text:span><text:span text:style-name="T12">.</text:span></text:p>
      <text:p text:style-name="P4"/>
      <text:p text:style-name="P5"><text:span text:style-name="T12"><text:tab/></text:span><text:span text:style-name="T49">L</text:span><text:span text:style-name="T42">a</text:span><text:span text:style-name="T18"> puissance </text:span><text:span text:style-name="T49">visuelle</text:span><text:span text:style-name="T18"> </text:span><text:span text:style-name="T42">de ce</text:span><text:span text:style-name="T49">tte scène</text:span><text:span text:style-name="T42"> donne </text:span><text:span text:style-name="T44">à l'événement </text:span><text:span text:style-name="T49">du sacre</text:span><text:span text:style-name="T42"> l'importance qu'</text:span><text:span text:style-name="T44">il</text:span><text:span text:style-name="T42"> mérite</text:span><text:span text:style-name="T18"> : Josephé </text:span><text:span text:style-name="T32">est appelé à devenir</text:span><text:span text:style-name="T18"> le chef spirituel de toute la société chrétienne. </text:span><text:span text:style-name="T32">I</text:span><text:span text:style-name="T18">l a </text:span><text:span text:style-name="T42">la double</text:span><text:span text:style-name="T18"> mission de guider </text:span><text:span text:style-name="T42">le peuple des laïcs</text:span><text:span text:style-name="T18"> tout en établissant les bases du clergé. </text:span><text:span text:style-name="T32">E</text:span><text:span text:style-name="T19">n effet, une lourde responsabilité lui incombe</text:span><text:span text:style-name="T33"> : </text:span><text:span text:style-name="T54">convertir au christianisme les </text:span><text:soft-page-break/><text:span text:style-name="T54">territoires étrangers et ordonner </text:span><text:span text:style-name="T56">de</text:span><text:span text:style-name="T54"> nouveaux évêques </text:span><text:span text:style-name="T56">grâce au pouvoir sacramentaire dont il désormais investi</text:span><text:span text:style-name="T55"> :</text:span></text:p>
      <text:p text:style-name="P4"/>
      <text:p text:style-name="P28"><text:span text:style-name="T30">§50. </text:span><text:span text:style-name="T31">[…] </text:span><text:span text:style-name="T53">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reçoives de ma main le plus haut ordre que nus hom puist avoir, ne nus de tous les autres ne le recevra de ma main que toi solement, ançois l'avront de toi tout cil qui des ore en avant le recevront.</text:span></text:p>
      <text:p text:style-name="P26"/>
      <text:p text:style-name="P14"/>
      <text:p text:style-name="P14"><text:span text:style-name="T57"><text:tab/>Or ce pouvoir sacramentaire, qui fait d'eux des êtres à la frontière de l'humain et du divin, est bien le privilège des évêques. Sacrés, ils deviennent les guides du peuple mais aussi les instituteurs du clergé : « Personne n'y sacrifie, personne n'accomplit les gestes rituels, personne ne prononce les formules propitiatoires qu'il n'ait lui institué. L'évêque engendre le clergé. Il étend sur lui l'autorité d'un père. Par filiation spirituelle, toutes les opérations sacramentelles émanent de ses propres mains</text:span><text:span text:style-name="T57"><text:note text:id="ftn2" text:note-class="footnote"><text:note-citation>2</text:note-citation><text:note-body><text:p text:style-name="P11"><text:span text:style-name="T50">Ibid</text:span>., p. 471</text:p></text:note-body></text:note></text:span><text:span text:style-name="T57">. » Gestes édifiants, formules éloquentes. De la même manière, le personnage de Josephé multiplie tout au long de l'aventure les actes exemplaires. Deux facultés essentielles font de lui l'intercesseur légitime entre le Christ et les hommes : sagesse et puissance.</text:span></text:p>
      <text:p text:style-name="P14"/>
      <text:p text:style-name="P14"/>
      <text:p text:style-name="P24">La <text:span text:style-name="T59">sagesse</text:span></text:p>
      <text:p text:style-name="P15"/>
      <text:p text:style-name="P16"><text:span text:style-name="T64"><text:tab/>L'évêque « doit au sacre un autre don : la </text:span><text:span text:style-name="T51">sapientia</text:span><text:span text:style-name="T58">, un regard capable de traverser l'écran des apparences pour atteindre aux vérités cachées. L'évêque détient seul les clés de la vérité. Exorbitant privilège. Que corrige le devoir qu'il a de la répandre. D'enseigner ceux qui ne savent pas, de redresser ceux qui dévient. Par la parole. L'évêque est le maître de la parole</text:span><text:span text:style-name="T58"><text:note text:id="ftn3" text:note-class="footnote"><text:note-citation>3</text:note-citation><text:note-body><text:p text:style-name="P12"><text:span text:style-name="T50">Ibid</text:span>., p. 471</text:p></text:note-body></text:note></text:span><text:span text:style-name="T58">. » S'il ne détient pas seul les clés de la vérité, car il partage cette faculté avec Joseph, Célidoine et quelques hommes sages, son intelligence <text:s/>fait pourtant de Josephé un être hors du commun. À de nombreuses reprises il éclaire de sa sagesse les doutes de ces compagnons : il prédit le déroulement de la guerre contre le </text:span><text:soft-page-break/><text:span text:style-name="T58">roi Tholomé (§75), explique les visions de Mordrain (§163) et du duc Ganor (§469), explique la raison de sa blessure à Mordrain (§152), la raison de la place vide à la table du Graal (§521), la raison du châtiment du traître Chanaan (§562), la signification du cerf et des lions (§544).</text:span></text:p>
      <text:p text:style-name="P16"/>
      <text:p text:style-name="P23"><text:tab/>Il arrive que Josephé s'adresse à une seule personne. Troublé par sa première vision, le roi Mordrain lui demande, dans l'intimité, de lui en révéler le sens :</text:p>
      <text:p text:style-name="P15"/>
      <text:p text:style-name="P29"><text:span text:style-name="T76">§164. </text:span><text:span text:style-name="T35">[…] </text:span><text:span text:style-name="T76">« Ensi poés vous entendre par les .</text:span><text:span text:style-name="T60">iii</text:span><text:span text:style-name="T63">. arbres la Trinité, les .</text:span><text:span text:style-name="T60">iii</text:span><text:span text:style-name="T63">. personnes en une déïté, et une déïté en .</text:span><text:span text:style-name="T60">iii</text:span><text:span text:style-name="T63">. personnes, non pas l'une menour de l'autre de gregnour. </text:span><text:span text:style-name="T34">— Par foi, dist li rois, ce enten je bien ; mais or me faites entendre les letres : les unes disoient : </text:span><text:span text:style-name="T61">cist fourme</text:span><text:span text:style-name="T34">, les autres : </text:span><text:span text:style-name="T61">cist salve</text:span><text:span text:style-name="T34">, les autres : </text:span><text:span text:style-name="T61">cist purefie</text:span><text:span text:style-name="T34">. — Volentiers, dist Josephés.</text:span><text:span text:style-name="T63"> </text:span><text:span text:style-name="T60">cist fourme</text:span><text:span text:style-name="T63">, ce est li Peres. Car il fourme toutes choses de noiient. Et pour ce que la personne des Fil vint en terre pour sauver home, pour ce apartient li sauvemens de l'home a la personne des Fil. Et pour ce dist il : </text:span><text:span text:style-name="T62">cil sauve</text:span><text:span text:style-name="T63">. Et pour ce que li Sains Esperis vint en terre au jour de la sainte Pentecouste pour monder et pour espurgier ses disciples, et non mie tant seulement a celui jour, mais a mains autres jours : pour ce apartient li purefiemens del cors et des corages a la personne del Saint Esperit. »</text:span></text:p>
      <text:p text:style-name="P27"/>
      <text:p text:style-name="P17"><text:tab/><text:span text:style-name="T72">Mais il arrive aussi qu'il s'adresse à plusieurs personnes. Alors qu'il explique sa vision au duc Ganor, Josephé fait d'un entretien individuel un sermon collectif :</text:span></text:p>
      <text:p text:style-name="P17"/>
      <text:p text:style-name="P30"><text:span text:style-name="T48">§469. </text:span><text:span text:style-name="T45">Lors se drecha Josephé et dist : « Ganor, je ten diraila senefiance. » Lors se tourne vers tous ses compaingnons et lor dist : « Signour, c'est a vous tous chastoiemens, car c'est de vous, si vous dirai conment. Li fluns et l'aigue que li rois vit senefie le bauptesme dont vous issistes nés et espurgiés, del saint bauptesme et del saint home. Mais aprés, quant vous en issistes, et vous venistes fors de vostre païs pour venir en ceste terre que Nostres Sires vous avoit promise, sor les uns de vous chaï li oscurté et la fumee, si que vous en devenistes tout noir et tachié : c'est a dire que li anemis vous amena a ce qu'il vous fist tant chaoir em pechié mortel, si que la blanchour, la neteé et la purification des bones œuvres fu en aucuns de vous effacie, et devenistes vil et ort tel i ot et entechié de pechié mortel. Et bien i parut au trespasser la mer la ou il couvint les pluisours de vous demourer. La valee que li dus vit, ou une partie del pueple remanoit et partie s'en aloient outre, de ce doit chascuns de vous avoir grant paour : cele valee senefie la grant valee del val de plours et de larmes, c'est la valee qui tant est parfonde que nus n'i entre qui em puist issir. </text:span><text:span text:style-name="T46">Et en cele valee, signour, remanront cil pecheour, et li autre s'em passeront outre, ce sont li bon ami Jhesu Crist. »</text:span></text:p>
      <text:p text:style-name="P17"><text:soft-page-break/></text:p>
      <text:p text:style-name="P17"><text:tab/><text:span text:style-name="T72">Cette formidable facilité à éclaircir les mystères les plus obscurs fait de Josephé est un être omniscient. Parce qu'il reçu le Saint Esprit le jour de son sacre, il ne comprend pas, mais sait. Pas de place au doute ou à la réflexion. Tout n'est qu'évidence. En évêque de l'Église, jouissant de l'autorité divine due à sa fonction, Josephé se fait le guide spirituel des peuples, le précepteur des rois.</text:span></text:p>
      <text:p text:style-name="P17"/>
      <text:p text:style-name="P17"/>
      <text:p text:style-name="P25">La puissance</text:p>
      <text:p text:style-name="P18"/>
      <text:p text:style-name="P18"><text:tab/><text:span text:style-name="T64">En plus de répandre la vérité au nom du Seigneur, l'évêque impressionne par ce qu'il accomplit. Ordonné par le Seigneur, Josephé ordonne à son tour le clergé et convertit les peuples étrangers. Toutefois les sacrements de l'ordination et du baptême ne sont pas les seuls actes surnaturels dont est capable Josephé.</text:span></text:p>
      <text:p text:style-name="P18"/>
      <text:p text:style-name="P18"><text:tab/><text:span text:style-name="T65">Il exorcise le mal. À deux reprises, il chasse le diable de statues païennes : une statue de Mars à Sarras sous le regard stupéfait de Mordrain (§81), une statue du temple à Orcan (§147). Chaque exorcisme est une démonstration exemplaire du pouvoir du bien sur le mal. Le diable y est à chaque fois publiquement humilié.</text:span></text:p>
      <text:p text:style-name="P18"><text:tab/><text:span text:style-name="T65">Il guérit les blessures. Lorsqu'un homme mutilé demande à Josephé de lui rendre son bras, ce dernier lui fait toucher une croix qu'il avait peu avant tracé sur un écu. Le bras tranché réapparaît aussitôt à la grande surprise des témoins (§143).</text:span></text:p>
      <text:p text:style-name="P18"><text:tab/><text:span text:style-name="T66">Exorciser. Guérir. Joseph, son père, en est capable aussi. Par l'éloquence de tels actes, Joseph convertit même tout une cité. Ce qui distingue vraiment Josephé de ses proches, ce sont d'autres miracles.</text:span></text:p>
      <text:p text:style-name="P18"/>
      <text:p text:style-name="P18"><text:tab/><text:span text:style-name="T67">Lorsque les chrétiens se demandent comment faire pour traverser la mer sans nef, Josephé, sur les conseils du Seigneur, ouvre le pan de sa chemise et l'étale sur l'eau. Le pan s'agrandit miraculeusement et offre une plate forme aux chrétiens qui y grimpent aussitôt. Mais seuls les vertueux peuvent s'y maintenir. Les infidèles tombent à l'eau et regagnent la rive. Ils se rendront en Grande Bretagne par leur propres moyens. Ainsi, la compagnie des chrétiens vertueux est transportée jusqu'en Grande Bretagne sur le pan de la chemise de Josephé (§451).</text:span></text:p>
      <text:p text:style-name="P19"><text:tab/><text:span text:style-name="T68">Enfin, à l'aide du Graal, Josephé favorise l'accomplissement de deux miracles </text:span><text:soft-page-break/><text:span text:style-name="T68">particulièrement édifiants. Le premier a lieu le cinquième jour après l'arrivée de la compagnie en Grande Bretagne. Ce jour-là, les chrétiens ne trouvent presque rien à manger ; seulement douze pains qu'ils achètent à une vielle femme. Douze pains pour plus de cinq cent personnes. Voyant que les chrétiens commencent à se déchirer pour la nourriture, Josephé décide d'intervenir. Il coupe les pains en morceaux et les dépose près du Graal. Les morceaux de pains aussitôt se multiplient (§460). Le second miracle a lieu un peu plus tard, alors que la compagnie parvient aux rives d'un étang. Encore une fois, les chrétiens manquent de vivres et se plaignent à Josephé. Ce dernier, voyant qu'ils ne pourront obtenir la nourriture par eux-mêmes, appelle Alain le Gros, qu'il avait chargé de garder le Graal, et lui demande d'aller pêcher dans l'étang. Celui-ci jette les filets à l'eau et capture un grand poisson. Mais malgré sa taille exceptionnelle, il ne suffit pas à nourrir toute la compagnie. De la même manière qu'il a permit aux pains de se multiplier, Josephé demande à Alain le Gros de couper le poisson en morceaux, de les déposer près du Graal et de prier. Le miracle s'accomplit et les portions se multiplient (§528).</text:span></text:p>
      <text:p text:style-name="P19"/>
      <text:p text:style-name="P22"><text:tab/><text:span text:style-name="T73">C</text:span>haque <text:span text:style-name="T73">miracle est l'occasion pour </text:span>Josephé <text:span text:style-name="T73">de </text:span>sermonne<text:span text:style-name="T73">r</text:span> la compagnie. <text:span text:style-name="T74">Il</text:span> ne manque <text:span text:style-name="T70">jamais</text:span> <text:span text:style-name="T70">rien </text:span>aux fidèles de la vraie foi. <text:span text:style-name="T74">Si les chrétiens ont souffert de pénuries, c'est que certains portent avec eux le péché.</text:span> <text:span text:style-name="T74">Ainsi, c</text:span>es <text:span text:style-name="T70">trois</text:span> épisodes <text:span text:style-name="T70">miraculeux</text:span> prouve<text:span text:style-name="T74">nt</text:span> deux choses : la puissance du Seigneur et le préjudice de l'infidélité. Les miracles ont ainsi une vertu morale. <text:span text:style-name="T74">Ils </text:span>édifie<text:span text:style-name="T74">nt.</text:span> <text:span text:style-name="T74">I</text:span>ls instruisent. <text:span text:style-name="T75">Et si l'évêque n'est pas toujours l'auteur direct des miracles, car c'est parfois le Graal lui-même, c'est t</text:span>oujours sous <text:span text:style-name="T75">son</text:span> contrôle <text:span text:style-name="T75">qu'ils s'accomplissent</text:span>.</text:p>
      <text:p text:style-name="P20"/>
      <text:p text:style-name="P21"><text:span text:style-name="T37"><text:tab/>Grâce aux dons de sagesse et de puissance qu'il reçu lors de son sacre, Josephé </text:span><text:span text:style-name="T38">ordonne, baptise, sermonne, édifie, </text:span><text:span text:style-name="T39">enseigne</text:span><text:span text:style-name="T38"> et ainsi prépare le monde à accueillir la foi chrétienne. En ce sens, il est un serviteur du Seigneur. </text:span><text:span text:style-name="T47">Il est à la croisée du</text:span><text:span text:style-name="T40"> divin et </text:span><text:span text:style-name="T47">de l'</text:span><text:span text:style-name="T40">humain. </text:span><text:span text:style-name="T47">C'est le rôle de l'évêque.</text:span><text:span text:style-name="T69"> « Le sacre a placé l’évêque à l'exacte jointure du céleste et du terrestre, de l'invisible et du visible. Il parle tantôt d'un côté, tantôt de l'autre. Pour convaincre, pour capter une bienveillance. </text:span><text:span text:style-name="T36">[…] </text:span><text:span text:style-name="T20">Orator</text:span><text:span text:style-name="T36">, il profère alternativement les mots qui, lancés vers le ciel en offrandes, doivent susciter par réciprocité l'effusion de la grâce, et ceux qui font entendre sur la terre ce que la </text:span><text:span text:style-name="T20">sapientia</text:span><text:span text:style-name="T36"> dévoile</text:span><text:span text:style-name="T36"><text:note text:id="ftn4" text:note-class="footnote"><text:note-citation>4</text:note-citation><text:note-body><text:p text:style-name="P13">Ibid., p. 472</text:p></text:note-body></text:note></text:span><text:span text:style-name="T3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2T09:29:07.595807134</meta:creation-date>
    <dc:date>2015-08-31T16:45:32.008908898</dc:date>
    <dc:creator>Gauthier </dc:creator>
    <meta:editing-duration>PT16H22M3S</meta:editing-duration>
    <meta:editing-cycles>75</meta:editing-cycles>
    <meta:generator>LibreOffice/4.2.8.2$Linux_X86_64 LibreOffice_project/420m0$Build-2</meta:generator>
    <meta:document-statistic meta:table-count="0" meta:image-count="0" meta:object-count="0" meta:page-count="6" meta:paragraph-count="33" meta:word-count="2463" meta:character-count="14426" meta:non-whitespace-character-count="11972"/>
  </office:meta>
</office:document-meta>
</file>